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officeooo:rsid="000475f7" officeooo:paragraph-rsid="000475f7"/>
    </style:style>
    <style:style style:name="P2" style:family="paragraph" style:parent-style-name="Standard">
      <style:paragraph-properties fo:line-height="150%" fo:text-align="justify" style:justify-single-word="false"/>
      <style:text-properties fo:font-weight="bold" officeooo:rsid="000475f7" officeooo:paragraph-rsid="000475f7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weight="bold" officeooo:rsid="000475f7" officeooo:paragraph-rsid="001d8e77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weight="bold" officeooo:rsid="00062946" officeooo:paragraph-rsid="00062946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fo:font-weight="bold" officeooo:rsid="000801cb" officeooo:paragraph-rsid="000801cb" style:font-weight-asian="bold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weight="bold" officeooo:rsid="000801cb" officeooo:paragraph-rsid="001d8e77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fo:font-weight="bold" officeooo:rsid="000801cb" officeooo:paragraph-rsid="001e0857" style:font-weight-asian="bold" style:font-weight-complex="bold"/>
    </style:style>
    <style:style style:name="P8" style:family="paragraph" style:parent-style-name="Standard">
      <style:paragraph-properties fo:line-height="150%" fo:text-align="justify" style:justify-single-word="false"/>
      <style:text-properties fo:font-weight="bold" officeooo:rsid="00196460" officeooo:paragraph-rsid="00196460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font-weight="bold" officeooo:rsid="001d8e77" officeooo:paragraph-rsid="001d8e77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weight="bold" officeooo:rsid="001526b8" officeooo:paragraph-rsid="001e0857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weight="bold" officeooo:rsid="0009e81e" officeooo:paragraph-rsid="001e0857" style:font-weight-asian="bold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fo:font-weight="bold" officeooo:rsid="000b9c09" officeooo:paragraph-rsid="001e0857" style:font-weight-asian="bold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font-weight="bold" officeooo:rsid="0008b844" officeooo:paragraph-rsid="001e0857" style:font-weight-asian="bold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font-weight="bold" officeooo:rsid="0017689f" officeooo:paragraph-rsid="001e7504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weight="bold" officeooo:rsid="001a6051" officeooo:paragraph-rsid="001e7504" style:font-weight-asian="bold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font-weight="bold" officeooo:rsid="00224c8f" officeooo:paragraph-rsid="00224c8f" style:font-weight-asian="bold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font-weight="bold" officeooo:rsid="0024c222" officeooo:paragraph-rsid="0024c222" style:font-weight-asian="bold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font-weight="bold" officeooo:rsid="0025ec24" officeooo:paragraph-rsid="0025ec24" style:font-weight-asian="bold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fo:font-weight="bold" officeooo:rsid="00265a9c" officeooo:paragraph-rsid="00265a9c" style:font-weight-asian="bold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fo:font-weight="bold" officeooo:rsid="002827fe" officeooo:paragraph-rsid="002827fe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fo:font-weight="bold" officeooo:rsid="002ab99b" officeooo:paragraph-rsid="002ab99b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fo:font-weight="bold" officeooo:rsid="002fbb21" officeooo:paragraph-rsid="002fbb21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fo:font-weight="bold" officeooo:rsid="0033c0f1" officeooo:paragraph-rsid="0033c0f1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fo:font-weight="bold" officeooo:rsid="002c8947" officeooo:paragraph-rsid="002c8947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fo:font-weight="normal" officeooo:rsid="00048ebb" officeooo:paragraph-rsid="00048ebb" style:font-weight-asian="normal" style:font-weight-complex="normal"/>
    </style:style>
    <style:style style:name="P26" style:family="paragraph" style:parent-style-name="Standard">
      <style:paragraph-properties fo:line-height="150%" fo:text-align="justify" style:justify-single-word="false"/>
      <style:text-properties fo:font-weight="normal" officeooo:rsid="000801cb" officeooo:paragraph-rsid="000801cb" style:font-weight-asian="normal" style:font-weight-complex="normal"/>
    </style:style>
    <style:style style:name="P27" style:family="paragraph" style:parent-style-name="Standard">
      <style:paragraph-properties fo:line-height="150%" fo:text-align="justify" style:justify-single-word="false"/>
      <style:text-properties fo:font-weight="normal" officeooo:rsid="000801cb" officeooo:paragraph-rsid="001e0857" style:font-weight-asian="normal" style:font-weight-complex="normal"/>
    </style:style>
    <style:style style:name="P28" style:family="paragraph" style:parent-style-name="Standard">
      <style:paragraph-properties fo:line-height="150%" fo:text-align="justify" style:justify-single-word="false"/>
      <style:text-properties fo:font-weight="normal" officeooo:rsid="00139f4b" officeooo:paragraph-rsid="001e0857" style:font-weight-asian="normal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weight="normal" officeooo:rsid="001526b8" officeooo:paragraph-rsid="001e0857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fo:font-weight="normal" officeooo:rsid="0016ad19" officeooo:paragraph-rsid="001e0857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fo:font-weight="normal" officeooo:rsid="0017ba96" officeooo:paragraph-rsid="0017ba9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fo:font-weight="normal" officeooo:rsid="0017ba96" officeooo:paragraph-rsid="001e7504" style:font-weight-asian="normal" style:font-weight-complex="normal"/>
    </style:style>
    <style:style style:name="P33" style:family="paragraph" style:parent-style-name="Standard">
      <style:paragraph-properties fo:line-height="150%" fo:text-align="justify" style:justify-single-word="false"/>
      <style:text-properties fo:font-weight="normal" officeooo:rsid="00196460" officeooo:paragraph-rsid="00196460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fo:font-weight="normal" officeooo:rsid="000d431a" officeooo:paragraph-rsid="001d8e77" style:font-weight-asian="normal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fo:font-weight="normal" officeooo:paragraph-rsid="001d8e77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fo:font-weight="normal" officeooo:rsid="000cca4c" officeooo:paragraph-rsid="001e0857" style:font-weight-asian="normal" style:font-weight-complex="normal"/>
    </style:style>
    <style:style style:name="P37" style:family="paragraph" style:parent-style-name="Standard">
      <style:paragraph-properties fo:line-height="150%" fo:text-align="justify" style:justify-single-word="false"/>
      <style:text-properties fo:font-weight="normal" officeooo:rsid="000aec05" officeooo:paragraph-rsid="001e0857" style:font-weight-asian="normal" style:font-weight-complex="normal"/>
    </style:style>
    <style:style style:name="P38" style:family="paragraph" style:parent-style-name="Standard">
      <style:paragraph-properties fo:line-height="150%" fo:text-align="justify" style:justify-single-word="false"/>
      <style:text-properties fo:font-weight="normal" officeooo:rsid="000b9c09" officeooo:paragraph-rsid="001e0857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fo:font-weight="normal" officeooo:rsid="0017689f" officeooo:paragraph-rsid="001e0857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fo:font-weight="normal" officeooo:rsid="001e7504" officeooo:paragraph-rsid="001e7504" style:font-weight-asian="normal" style:font-weight-complex="normal"/>
    </style:style>
    <style:style style:name="P41" style:family="paragraph" style:parent-style-name="Standard">
      <style:paragraph-properties fo:line-height="150%" fo:text-align="justify" style:justify-single-word="false"/>
      <style:text-properties fo:font-weight="normal" officeooo:rsid="000475f7" officeooo:paragraph-rsid="000475f7" style:font-weight-asian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fo:font-weight="normal" officeooo:rsid="0020543a" officeooo:paragraph-rsid="0020543a" style:font-weight-asian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fo:font-weight="normal" officeooo:rsid="001f6f74" officeooo:paragraph-rsid="001f6f74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fo:font-weight="normal" officeooo:rsid="00062946" officeooo:paragraph-rsid="00062946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fo:font-weight="normal" officeooo:rsid="0009e81e" officeooo:paragraph-rsid="000d431a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fo:font-weight="normal" officeooo:rsid="001a6051" officeooo:paragraph-rsid="00196460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fo:font-weight="normal" officeooo:rsid="002497b1" officeooo:paragraph-rsid="002497b1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fo:font-weight="normal" officeooo:rsid="00224c8f" officeooo:paragraph-rsid="00224c8f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fo:font-weight="normal" officeooo:rsid="0027d451" officeooo:paragraph-rsid="0027d451" style:font-weight-asian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fo:font-weight="normal" officeooo:rsid="0024c222" officeooo:paragraph-rsid="0024c222" style:font-weight-asian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fo:font-weight="normal" officeooo:rsid="002827fe" officeooo:paragraph-rsid="002827fe" style:font-weight-asian="normal" style:font-weight-complex="normal"/>
    </style:style>
    <style:style style:name="P52" style:family="paragraph" style:parent-style-name="Standard">
      <style:paragraph-properties fo:line-height="150%" fo:text-align="justify" style:justify-single-word="false"/>
      <style:text-properties fo:font-weight="normal" officeooo:rsid="0032144e" officeooo:paragraph-rsid="002fbb21" style:font-weight-asian="normal" style:font-weight-complex="normal"/>
    </style:style>
    <style:style style:name="P53" style:family="paragraph" style:parent-style-name="Standard">
      <style:paragraph-properties fo:line-height="150%" fo:text-align="justify" style:justify-single-word="false"/>
      <style:text-properties fo:font-weight="normal" officeooo:rsid="003110fd" officeooo:paragraph-rsid="002fbb21" style:font-weight-asian="normal" style:font-weight-complex="normal"/>
    </style:style>
    <style:style style:name="P54" style:family="paragraph" style:parent-style-name="Standard">
      <style:paragraph-properties fo:line-height="150%" fo:text-align="justify" style:justify-single-word="false"/>
      <style:text-properties fo:font-weight="normal" officeooo:rsid="002c8947" officeooo:paragraph-rsid="002c8947" style:font-weight-asian="normal" style:font-weight-complex="normal"/>
    </style:style>
    <style:style style:name="P55" style:family="paragraph" style:parent-style-name="Standard">
      <style:paragraph-properties fo:line-height="150%" fo:text-align="justify" style:justify-single-word="false"/>
      <style:text-properties fo:font-weight="normal" officeooo:rsid="00330b25" officeooo:paragraph-rsid="00330b25" style:font-weight-asian="normal" style:font-weight-complex="normal"/>
    </style:style>
    <style:style style:name="P56" style:family="paragraph" style:parent-style-name="Standard">
      <style:paragraph-properties fo:line-height="150%" fo:text-align="justify" style:justify-single-word="false"/>
      <style:text-properties fo:font-weight="normal" officeooo:rsid="00265a9c" officeooo:paragraph-rsid="00265a9c" style:font-weight-asian="normal" style:font-weight-complex="normal"/>
    </style:style>
    <style:style style:name="P57" style:family="paragraph" style:parent-style-name="Standard">
      <style:paragraph-properties fo:line-height="150%" fo:text-align="justify" style:justify-single-word="false"/>
      <style:text-properties fo:font-weight="normal" officeooo:rsid="0034de80" officeooo:paragraph-rsid="0034de80" style:font-weight-asian="normal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officeooo:paragraph-rsid="001d8e77"/>
    </style:style>
    <style:style style:name="P59" style:family="paragraph" style:parent-style-name="Standard">
      <style:paragraph-properties fo:line-height="150%" fo:text-align="justify" style:justify-single-word="false"/>
      <style:text-properties officeooo:paragraph-rsid="002c8947"/>
    </style:style>
    <style:style style:name="P60" style:family="paragraph" style:parent-style-name="Standard">
      <style:paragraph-properties fo:line-height="150%" fo:text-align="justify" style:justify-single-word="false"/>
      <style:text-properties style:text-line-through-style="none" style:text-line-through-type="none" fo:font-weight="normal" officeooo:rsid="0034de80" officeooo:paragraph-rsid="0034de80" style:font-weight-asian="normal" style:font-weight-complex="normal"/>
    </style:style>
    <style:style style:name="P61" style:family="paragraph" style:parent-style-name="Standard">
      <style:paragraph-properties fo:line-height="150%" fo:text-align="justify" style:justify-single-word="false"/>
      <style:text-properties fo:font-weight="normal" officeooo:rsid="0033c0f1" officeooo:paragraph-rsid="0033c0f1" style:font-weight-asian="normal" style:font-weight-complex="normal"/>
    </style:style>
    <style:style style:name="P62" style:family="paragraph" style:parent-style-name="Standard">
      <style:paragraph-properties fo:line-height="150%" fo:text-align="justify" style:justify-single-word="false"/>
      <style:text-properties fo:font-weight="normal" officeooo:rsid="00343159" officeooo:paragraph-rsid="002c8947" style:font-weight-asian="normal" style:font-weight-complex="normal"/>
    </style:style>
    <style:style style:name="P63" style:family="paragraph" style:parent-style-name="Standard">
      <style:paragraph-properties fo:line-height="150%" fo:text-align="justify" style:justify-single-word="false"/>
      <style:text-properties fo:font-weight="normal" officeooo:rsid="000801cb" officeooo:paragraph-rsid="000801c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b844" style:font-weight-asian="normal" style:font-weight-complex="normal"/>
    </style:style>
    <style:style style:name="T3" style:family="text">
      <style:text-properties fo:font-weight="normal" officeooo:rsid="0009e81e" style:font-weight-asian="normal" style:font-weight-complex="normal"/>
    </style:style>
    <style:style style:name="T4" style:family="text">
      <style:text-properties fo:font-weight="normal" officeooo:rsid="000aec05" style:font-weight-asian="normal" style:font-weight-complex="normal"/>
    </style:style>
    <style:style style:name="T5" style:family="text">
      <style:text-properties fo:font-weight="normal" officeooo:rsid="000d431a" style:font-weight-asian="normal" style:font-weight-complex="normal"/>
    </style:style>
    <style:style style:name="T6" style:family="text">
      <style:text-properties fo:font-weight="normal" officeooo:rsid="0016ad19" style:font-weight-asian="normal" style:font-weight-complex="normal"/>
    </style:style>
    <style:style style:name="T7" style:family="text">
      <style:text-properties fo:font-weight="normal" officeooo:rsid="0017ba96" style:font-weight-asian="normal" style:font-weight-complex="normal"/>
    </style:style>
    <style:style style:name="T8" style:family="text">
      <style:text-properties fo:font-weight="normal" officeooo:rsid="001d8e77" style:font-weight-asian="normal" style:font-weight-complex="normal"/>
    </style:style>
    <style:style style:name="T9" style:family="text">
      <style:text-properties fo:font-weight="normal" officeooo:rsid="001e0857" style:font-weight-asian="normal" style:font-weight-complex="normal"/>
    </style:style>
    <style:style style:name="T10" style:family="text">
      <style:text-properties fo:font-weight="normal" officeooo:rsid="002827fe" style:font-weight-asian="normal" style:font-weight-complex="normal"/>
    </style:style>
    <style:style style:name="T11" style:family="text">
      <style:text-properties fo:font-weight="normal" officeooo:rsid="002943eb" style:font-weight-asian="normal" style:font-weight-complex="normal"/>
    </style:style>
    <style:style style:name="T12" style:family="text">
      <style:text-properties fo:font-weight="normal" officeooo:rsid="002e76fc" style:font-weight-asian="normal" style:font-weight-complex="normal"/>
    </style:style>
    <style:style style:name="T13" style:family="text">
      <style:text-properties fo:font-weight="normal" officeooo:rsid="003110fd" style:font-weight-asian="normal" style:font-weight-complex="normal"/>
    </style:style>
    <style:style style:name="T14" style:family="text">
      <style:text-properties fo:font-weight="normal" officeooo:rsid="0032144e" style:font-weight-asian="normal" style:font-weight-complex="normal"/>
    </style:style>
    <style:style style:name="T15" style:family="text">
      <style:text-properties fo:font-weight="normal" officeooo:rsid="002c8947" style:font-weight-asian="normal" style:font-weight-complex="normal"/>
    </style:style>
    <style:style style:name="T16" style:family="text">
      <style:text-properties fo:font-weight="normal" officeooo:rsid="00343159" style:font-weight-asian="normal" style:font-weight-complex="normal"/>
    </style:style>
    <style:style style:name="T17" style:family="text">
      <style:text-properties officeooo:rsid="00062946"/>
    </style:style>
    <style:style style:name="T18" style:family="text">
      <style:text-properties officeooo:rsid="000aec05"/>
    </style:style>
    <style:style style:name="T19" style:family="text">
      <style:text-properties style:font-name="Liberation Serif" fo:font-weight="normal" style:font-weight-asian="normal" style:font-weight-complex="normal"/>
    </style:style>
    <style:style style:name="T20" style:family="text">
      <style:text-properties style:font-name="Liberation Serif" fo:font-weight="normal" officeooo:rsid="000d431a" style:font-weight-asian="normal" style:font-weight-complex="normal"/>
    </style:style>
    <style:style style:name="T21" style:family="text">
      <style:text-properties style:font-name="Liberation Serif" fo:font-weight="normal" officeooo:rsid="000e4cd3" style:font-weight-asian="normal" style:font-weight-complex="normal"/>
    </style:style>
    <style:style style:name="T22" style:family="text">
      <style:text-properties style:font-name="Liberation Serif" fo:font-weight="normal" officeooo:rsid="00120904" style:font-weight-asian="normal" style:font-weight-complex="normal"/>
    </style:style>
    <style:style style:name="T23" style:family="text">
      <style:text-properties style:font-name="Liberation Serif" fo:font-weight="bold" officeooo:rsid="000e4cd3" style:font-weight-asian="bold" style:font-weight-complex="bold"/>
    </style:style>
    <style:style style:name="T24" style:family="text">
      <style:text-properties style:font-name="Liberation Serif" fo:font-weight="bold" officeooo:rsid="00120904" style:font-weight-asian="bold" style:font-weight-complex="bold"/>
    </style:style>
    <style:style style:name="T25" style:family="text">
      <style:text-properties style:font-name="Liberation Serif" officeooo:rsid="000e4cd3"/>
    </style:style>
    <style:style style:name="T26" style:family="text">
      <style:text-properties style:font-name="Liberation Serif" officeooo:rsid="0010335c"/>
    </style:style>
    <style:style style:name="T27" style:family="text">
      <style:text-properties fo:font-weight="bold" officeooo:rsid="001d8e77" style:font-weight-asian="bold" style:font-weight-complex="bold"/>
    </style:style>
    <style:style style:name="T28" style:family="text">
      <style:text-properties officeooo:rsid="002ab99b"/>
    </style:style>
    <style:style style:name="T29" style:family="text">
      <style:text-properties officeooo:rsid="0032641d"/>
    </style:style>
    <style:style style:name="T30" style:family="text">
      <style:text-properties style:text-line-through-style="none" style:text-line-through-typ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hell commands</text:p>
      <text:p text:style-name="P1"/>
      <text:p text:style-name="P2"/>
      <text:p text:style-name="P35"/>
      <text:p text:style-name="P7"><text:span text:style-name="T18">cat</text:span><text:span text:style-name="T1"> : Concatenate. </text:span></text:p>
      <text:p text:style-name="P7"><text:span text:style-name="T1">cat file_</text:span><text:span text:style-name="T4">name</text:span><text:span text:style-name="T1"> : displays the content of file</text:span></text:p>
      <text:p text:style-name="P7"><text:span text:style-name="T1">cat -n file_</text:span><text:span text:style-name="T4">name</text:span><text:span text:style-name="T1"> : displays content of file with line numbers</text:span></text:p>
      <text:p text:style-name="P7"><text:span text:style-name="T1">cat file_</text:span><text:span text:style-name="T4">name</text:span><text:span text:style-name="T1">1 file_</text:span><text:span text:style-name="T4">name</text:span><text:span text:style-name="T1">2 &gt; combined_file_</text:span><text:span text:style-name="T4">name</text:span><text:span text:style-name="T1"> : concatenates file1 and file2 and writes them to a combined file. </text:span></text:p>
      <text:p text:style-name="P35"/>
      <text:p text:style-name="P11">cd<text:span text:style-name="T1"> : </text:span><text:span text:style-name="T4">change directory</text:span></text:p>
      <text:p text:style-name="P7"><text:span text:style-name="T3"><text:tab/>Ex : </text:span><text:span text:style-name="T1">cd directory_</text:span><text:span text:style-name="T4">name</text:span></text:p>
      <text:p text:style-name="P37">cd ~ : return to home directory</text:p>
      <text:p text:style-name="P35"/>
      <text:p text:style-name="P58"><text:span text:style-name="Source_20_Text"><text:span text:style-name="T23">chmod</text:span></text:span><text:span text:style-name="Source_20_Text"><text:span text:style-name="T21"> : changes the access mode of files or directories</text:span></text:span></text:p>
      <text:p text:style-name="P58"><text:span text:style-name="Source_20_Text"><text:span text:style-name="T21"><text:tab/>Ex : chmod permissions file_name</text:span></text:span></text:p>
      <text:p text:style-name="P35"><text:span text:style-name="Source_20_Text"><text:span text:style-name="T25"><text:tab/></text:span></text:span><text:span text:style-name="Source_20_Text"><text:span text:style-name="T26">Ex : chmod a+r file_name : read permission is added for all</text:span></text:span></text:p>
      <text:p text:style-name="P9"/>
      <text:p text:style-name="P58"><text:span text:style-name="T27">cmp</text:span><text:span text:style-name="T8"> : c</text:span><text:span text:style-name="T1">ompare</text:span><text:span text:style-name="T8">s</text:span><text:span text:style-name="T1"> two files, and if they differ, tells the first byte and line number where they differ.</text:span></text:p>
      <text:p text:style-name="P35"/>
      <text:p text:style-name="P15">cp<text:span text:style-name="T1"> : copy</text:span></text:p>
      <text:p text:style-name="P42">cp file_name copy_name : copies a file</text:p>
      <text:p text:style-name="P42">cp -r directory_name destination_directory : copies a directory and its content in another directory</text:p>
      <text:p text:style-name="P35"/>
      <text:p text:style-name="P7"><text:span text:style-name="T18">echo</text:span><text:span text:style-name="T1"> : prints arguments to the standard output. </text:span></text:p>
      <text:p text:style-name="P27">echo -n : trailing newline is suppressed</text:p>
      <text:p text:style-name="P27">echo -e : backslash-escaped characters will be interpreted</text:p>
      <text:p text:style-name="P27">echo -E : disables the interpretation of escaped characters. Default setting.</text:p>
      <text:p text:style-name="P39">echo ‘text’ &gt; file_name : appends output to the file</text:p>
      <text:p text:style-name="P35"/>
      <text:p text:style-name="P16">file<text:span text:style-name="T1"> : determines file type</text:span></text:p>
      <text:p text:style-name="P47"><text:soft-page-break/>file -C : writes a magic.mgc output file that contains a pre-parsed version of the magic file or directory.</text:p>
      <text:p text:style-name="P47">File _m : Specify an alternate list of files and directories containing magic. <text:s/>This can be a single item, or a colon-separated list. <text:s/>If a compiled magic file is found alongside a file or directory, it will be used instead.</text:p>
      <text:p text:style-name="P48"/>
      <text:p text:style-name="P35"/>
      <text:p text:style-name="P9">find<text:span text:style-name="T1"> : searches for files in a directory hierarchy </text:span></text:p>
      <text:p text:style-name="P43">find . : searches in the current and all nested folders</text:p>
      <text:p text:style-name="P43">find / : searches in the whole drive</text:p>
      <text:p text:style-name="P43">find ~ : searches in active user’s home directory</text:p>
      <text:p text:style-name="P42">find -type f : searches for regular files</text:p>
      <text:p text:style-name="P41"/>
      <text:p text:style-name="P19">grep<text:span text:style-name="T1"> : prints lines of a file that match patterns</text:span></text:p>
      <text:p text:style-name="P49">grep pattern file_name</text:p>
      <text:p text:style-name="P49">grep -w : selects only lines containing matches that form whole words</text:p>
      <text:p text:style-name="P49">grep -i : ignores case</text:p>
      <text:p text:style-name="P49">grep -v : reverses the search, selecting lines that don’t contain the pattern</text:p>
      <text:p text:style-name="P55">grep -E : interprets patterns as Extended Regular Expressions</text:p>
      <text:p text:style-name="P57">grep -<text:span text:style-name="T30">o : prints only the matched (non-empty) parts of a matching line, with each part on a separate output line</text:span></text:p>
      <text:p text:style-name="P60"/>
      <text:p text:style-name="P49"/>
      <text:p text:style-name="P21">id<text:span text:style-name="T1"> : prints real and effective user and group IDs</text:span></text:p>
      <text:p text:style-name="P21"><text:span text:style-name="T1"><text:tab/></text:span><text:span text:style-name="T12">id -Gn : prints all group IDs as names instead of numbers</text:span></text:p>
      <text:p text:style-name="P56"/>
      <text:p text:style-name="P23">ifconfig<text:span text:style-name="T1"> : configures a network interface</text:span></text:p>
      <text:p text:style-name="P61"/>
      <text:p text:style-name="P41"/>
      <text:p text:style-name="P58"><text:span text:style-name="Source_20_Text"><text:span text:style-name="T24">ln</text:span></text:span><text:span text:style-name="Source_20_Text"><text:span text:style-name="T22"> : links</text:span></text:span></text:p>
      <text:p text:style-name="P58"><text:span text:style-name="Source_20_Text"><text:span text:style-name="T22"><text:tab/>Ex : ln target_file link_name</text:span></text:span></text:p>
      <text:p text:style-name="P3"><text:span text:style-name="Source_20_Text"><text:span text:style-name="T22">ln -s : creates a symbolic link</text:span></text:span></text:p>
      <text:p text:style-name="P2"/>
      <text:p text:style-name="P7">ls<text:span text:style-name="T1"> : </text:span><text:span text:style-name="T5">list</text:span><text:span text:style-name="T9">s</text:span><text:span text:style-name="T5"> the files in a</text:span><text:span text:style-name="T4"> directory</text:span></text:p>
      <text:p text:style-name="P28"><text:soft-page-break/>-l : long listing</text:p>
      <text:p text:style-name="P28">--sort=extension (or -X) : sort alphabetically by extension</text:p>
      <text:p text:style-name="P29"><text:s/>--sort=size (or -S) : sort by size</text:p>
      <text:p text:style-name="P29">--sort=time (or -t) : sort by modification time </text:p>
      <text:p text:style-name="P29">--sort=version (or -v) : natural sort of version numbers</text:p>
      <text:p text:style-name="P29">-r : reverse listing</text:p>
      <text:p text:style-name="P29">-<text:span text:style-name="T29">R : lists subdirectories recursively</text:span></text:p>
      <text:p text:style-name="P29">--almost-all (or -A) : do not list implied . <text:span text:style-name="T28">a</text:span>nd ..</text:p>
      <text:p text:style-name="P10"><text:span text:style-name="T1">--</text:span><text:span text:style-name="T6">classify (or -F) : append indicator to entries</text:span></text:p>
      <text:p text:style-name="P30">-m : fill width with a coma separated list of entries</text:p>
      <text:p text:style-name="P2"/>
      <text:p text:style-name="P7">mkdir<text:span text:style-name="T1"> : create directory</text:span></text:p>
      <text:p text:style-name="P36"><text:tab/>Ex : mkdir directory_name</text:p>
      <text:p text:style-name="P27"/>
      <text:p text:style-name="P18">more<text:span text:style-name="T1"> : a filter for paging through text one screenful at a time (like man for manuals, which means you can also search the text with ‘/’).</text:span></text:p>
      <text:p text:style-name="P27"/>
      <text:p text:style-name="P7">mv<text:span text:style-name="T1"> : move</text:span></text:p>
      <text:p text:style-name="P7"><text:span text:style-name="T1"><text:tab/></text:span><text:span text:style-name="T5">Ex : </text:span><text:span text:style-name="T1">mv file_</text:span><text:span text:style-name="T5">name</text:span><text:span text:style-name="T1"> /directory_</text:span><text:span text:style-name="T5">name</text:span></text:p>
      <text:p text:style-name="P2"/>
      <text:p text:style-name="P7">pwd<text:span text:style-name="T1"> : </text:span><text:span text:style-name="T9">displays path to current directory</text:span></text:p>
      <text:p text:style-name="P2"/>
      <text:p text:style-name="P13">rm<text:span text:style-name="T1"> : removes (deletes) file or directory</text:span></text:p>
      <text:p text:style-name="P7"><text:span text:style-name="T2"><text:tab/>Ex : </text:span><text:span text:style-name="T1">rm file</text:span></text:p>
      <text:p text:style-name="P7"><text:span text:style-name="T1">rm -r : </text:span><text:span text:style-name="T2">r</text:span><text:span text:style-name="T3">ecursive removal</text:span></text:p>
      <text:p text:style-name="P2"/>
      <text:p text:style-name="P22">sed<text:span text:style-name="T1"> : stream editor </text:span><text:span text:style-name="T13">that allows text substitution</text:span></text:p>
      <text:p text:style-name="P22"><text:span text:style-name="T13"><text:tab/>sed ‘s/macron/fdp/’ : replaces all occurrences of “macron” by “fdp”. </text:span><text:span text:style-name="T14">Special characters need to</text:span></text:p>
      <text:p text:style-name="P52"><text:tab/>be escaped, the wildcard is ‘.*’</text:p>
      <text:p text:style-name="P53"><text:tab/></text:p>
      <text:p text:style-name="P2"/>
      <text:p text:style-name="P7">stat<text:span text:style-name="T1"> : displays file status including timestamps</text:span></text:p>
      <text:p text:style-name="P27"><text:tab/>Ex : stat file_name</text:p>
      <text:p text:style-name="P2"><text:soft-page-break/></text:p>
      <text:p text:style-name="P14">tar</text:p>
      <text:p text:style-name="P14"><text:span text:style-name="T1">tar -xf file_name : decompress </text:span><text:span text:style-name="T7">file</text:span></text:p>
      <text:p text:style-name="P32">tar -cf file_name.tar file_name : compresses file</text:p>
      <text:p text:style-name="P2"/>
      <text:p text:style-name="P6">touch<text:span text:style-name="T1"> : updates the timestamps on existing files or directories, or creates new ones.</text:span></text:p>
      <text:p text:style-name="P34"><text:tab/>Ex : touch file_name</text:p>
      <text:p text:style-name="P34">touch -c : updates timestamps if existing files, otherwise does nothing</text:p>
      <text:p text:style-name="P34">touch -a : change only access time</text:p>
      <text:p text:style-name="P34">touch -m : change only modify time </text:p>
      <text:p text:style-name="P34">touch -d : set a specific timestamp </text:p>
      <text:p text:style-name="P3"><text:span text:style-name="T5"><text:tab/>Ex : </text:span><text:span text:style-name="Source_20_Text"><text:span text:style-name="T19">touch -d '1 June 2018 11:02' file_</text:span></text:span><text:span text:style-name="Source_20_Text"><text:span text:style-name="T20">name</text:span></text:span></text:p>
      <text:p text:style-name="P41"/>
      <text:p text:style-name="P24">tr<text:span text:style-name="T1"> : Translate, squeeze, and/or delete characters from standard input, writing to standard output.</text:span></text:p>
      <text:p text:style-name="P59"><text:span text:style-name="T15"><text:tab/></text:span><text:span text:style-name="T1">tr -cd '\11\12\15\40-\176' &lt; file-with-binary-chars &gt; clean-file : </text:span><text:span text:style-name="T16">removes non-printable binary <text:s text:c="3"/><text:tab/>characters from a text file</text:span></text:p>
      <text:p text:style-name="P62"/>
      <text:p text:style-name="P54"/>
      <text:p text:style-name="P41"/>
      <text:p text:style-name="P12">tree<text:span text:style-name="T1"> : displays the directory tree</text:span></text:p>
      <text:p text:style-name="P38"><text:tab/>Ex : tree</text:p>
      <text:p text:style-name="P2"/>
      <text:p text:style-name="P2"><text:span text:style-name="T17">t</text:span>ype<text:span text:style-name="T1"> : gives the type of a command (built-in or external)</text:span></text:p>
      <text:p text:style-name="P25"><text:tab/>Ex: type pwd</text:p>
      <text:p text:style-name="P25"/>
      <text:p text:style-name="P17">wc<text:span text:style-name="T1"> : prints newline, word, and byte count for each file</text:span></text:p>
      <text:p text:style-name="P50">wc -m : prints the character count</text:p>
      <text:p text:style-name="P25"/>
      <text:p text:style-name="P4">which<text:span text:style-name="T1"> : locates the path of a command</text:span></text:p>
      <text:p text:style-name="P44"><text:tab/>Ex: which pwd</text:p>
      <text:p text:style-name="P45"/>
      <text:p text:style-name="P26"/>
      <text:p text:style-name="P5">.<text:span text:style-name="T1"> : </text:span><text:span text:style-name="T3">current directory</text:span></text:p>
      <text:p text:style-name="P5"><text:soft-page-break/>..<text:span text:style-name="T1"> : </text:span><text:span text:style-name="T3">parent directory</text:span></text:p>
      <text:p text:style-name="P26"/>
      <text:p text:style-name="P26"/>
      <text:p text:style-name="P5"><text:span text:style-name="T18">&gt;</text:span><text:span text:style-name="T1"> : Redirection. Captures the </text:span><text:span text:style-name="T10">standard </text:span><text:span text:style-name="T1">output </text:span><text:span text:style-name="T10">(stdout)</text:span><text:span text:style-name="T1"> of a command and sends it as input to another command or file.</text:span></text:p>
      <text:p text:style-name="P5"><text:span text:style-name="T1">&gt; file_</text:span><text:span text:style-name="T4">name</text:span><text:span text:style-name="T1"> : creates a file, or overwrites if it already exists.</text:span></text:p>
      <text:p text:style-name="P5"><text:span text:style-name="T1">&gt;&gt; file_</text:span><text:span text:style-name="T4">name</text:span><text:span text:style-name="T1"> : appends the output to the file. </text:span></text:p>
      <text:p text:style-name="P51">2&gt; file_name : redirects the error output (stderr) to a file</text:p>
      <text:p text:style-name="P51"/>
      <text:p text:style-name="P20">|<text:span text:style-name="T1"> : the pipe redirects the standard output of a program to another program (not a file)</text:span></text:p>
      <text:p text:style-name="P20"><text:span text:style-name="T1"><text:tab/></text:span><text:span text:style-name="T11">cat file_name | grep starf | wc -l : displays the number of lines that contain the pattern ‘starf’ in <text:tab/>the file</text:span></text:p>
      <text:p text:style-name="P31"/>
      <text:p text:style-name="P8">vim</text:p>
      <text:p text:style-name="P33">:w = save</text:p>
      <text:p text:style-name="P33">:q = quit</text:p>
      <text:p text:style-name="P33">y = copier</text:p>
      <text:p text:style-name="P40">p = coller</text:p>
      <text:p text:style-name="P46"/>
      <text:p text:style-name="P26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1T14:22:48.928556735</meta:creation-date>
    <dc:date>2020-11-16T11:11:09.163969141</dc:date>
    <meta:editing-duration>PT7H45M54S</meta:editing-duration>
    <meta:editing-cycles>12</meta:editing-cycles>
    <meta:generator>LibreOffice/6.1.5.2$Linux_X86_64 LibreOffice_project/10$Build-2</meta:generator>
    <meta:document-statistic meta:table-count="0" meta:image-count="0" meta:object-count="0" meta:page-count="5" meta:paragraph-count="100" meta:word-count="857" meta:character-count="4738" meta:non-whitespace-character-count="3951"/>
  </office:meta>
</office:document-meta>
</file>